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695cm" fo:margin-left="-0.106cm" fo:margin-top="0cm" fo:margin-bottom="0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4.683cm"/>
    </style:style>
    <style:style style:name="Table1.C" style:family="table-column">
      <style:table-column-properties style:column-width="4.604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27abff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65135" officeooo:paragraph-rsid="00265135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17f0c" officeooo:paragraph-rsid="00217f0c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31626" officeooo:paragraph-rsid="00231626" style:font-weight-asian="normal" style:font-weight-complex="normal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38529" officeooo:paragraph-rsid="00238529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5eb88" officeooo:paragraph-rsid="0025eb88" style:font-weight-asian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25eb88" style:font-weight-asian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2f1f" officeooo:paragraph-rsid="0027abff" style:font-weight-asian="bold" style:font-weight-complex="normal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5eb88" officeooo:paragraph-rsid="0027abff" style:font-weight-asian="bold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5eb88" style:font-weight-asian="bold"/>
    </style:style>
    <style:style style:name="T3" style:family="text">
      <style:text-properties fo:font-weight="bold" officeooo:rsid="00265135" style:font-weight-asian="bold"/>
    </style:style>
    <style:style style:name="T4" style:family="text">
      <style:text-properties fo:font-weight="bold" officeooo:rsid="0025eb88" style:font-weight-asian="bold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162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2f1f" style:font-weight-asian="normal" style:font-weight-complex="normal"/>
    </style:style>
    <style:style style:name="T9" style:family="text">
      <style:text-properties fo:font-weight="normal" officeooo:rsid="0025eb88" style:font-weight-asian="normal" style:font-weight-complex="normal"/>
    </style:style>
    <style:style style:name="T10" style:family="text">
      <style:text-properties fo:font-weight="normal" officeooo:rsid="00265135" style:font-weight-asian="normal" style:font-weight-complex="normal"/>
    </style:style>
    <style:style style:name="T11" style:family="text">
      <style:text-properties fo:font-weight="normal" officeooo:rsid="00231626" style:font-weight-asian="normal" style:font-weight-complex="normal"/>
    </style:style>
    <style:style style:name="T12" style:family="text">
      <style:text-properties fo:font-weight="normal" officeooo:rsid="0027abf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Use Case Name : </text:span><text:span text:style-name="T11">Pembayaran di Muka</text:span></text:p>
          </table:table-cell>
          <table:table-cell table:style-name="Table1.A1" office:value-type="string">
            <text:p text:style-name="P3">ID : <text:span text:style-name="T7">UC2</text:span></text:p>
          </table:table-cell>
          <table:table-cell table:style-name="Table1.A1" office:value-type="string">
            <text:p text:style-name="P1"><text:span text:style-name="T1">Importance L</text:span><text:span text:style-name="T3">evel : </text:span><text:span text:style-name="T10">High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rimary Actor : </text:span><text:span text:style-name="T12">Penyewa</text:span></text:p>
            <text:p text:style-name="P1"><text:span text:style-name="T5">Secondari Actor : -</text:span>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Use Case Type : </text:span><text:span text:style-name="T10">Main Case</text:span></text:p>
          </table:table-cell>
        </table:table-row>
        <table:table-row table:style-name="Table1.1">
          <table:table-cell table:style-name="Table1.A1" office:value-type="string">
            <text:p text:style-name="P8">Stakeholder and Interest</text:p>
            <text:p text:style-name="P4">Penye<text:span text:style-name="T6">wa – melakukan Pembayaran di Muka</text:span></text:p>
            <text:p text:style-name="P5">Petugas</text:p>
            <text:p text:style-name="P6">Petugas – Menerima formulir Pembayaran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Brief Description</text:p>
            <text:p text:style-name="P6">Didalam use case ini di jelaskan Bagaimana Penyewa melakukan pembayaran secara langsun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1">Trigger : </text:span><text:span text:style-name="T8">Petugas ingin memeriksa Formulir pembayaran</text:span></text:p>
            <text:p text:style-name="P10">Type : Externa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Relationship :</text:p>
            <text:p text:style-name="P8"/>
            <text:p text:style-name="P2"><text:span text:style-name="T1">Association : </text:span><text:span text:style-name="T9">Penyewa</text:span></text:p>
            <text:p text:style-name="P2"><text:span text:style-name="T4">Include : </text:span><text:span text:style-name="T9">Penerimaan formulir Penyewaan dan Pembayaran</text:span></text:p>
            <text:p text:style-name="P11">Extend : -</text:p>
            <text:p text:style-name="P11">Generalization/Inheritence :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Normal Flow of Events :</text:p>
            <text:p text:style-name="P7">1. Penyewa Log-in di aplikasi atau web</text:p>
            <text:p text:style-name="P7">2. Penyewa melakukan Pembayaran di Muk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1">Alternate Flows</text:span><text:span text:style-name="T2"> :</text:span></text:p>
            <text:p text:style-name="P7">1A. Penyewa Belum terdaftar di sistem</text:p>
            <text:p text:style-name="P7">2A. Penyewa tidak bisa Log-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1">Exceptional Flows</text:span><text:span text:style-name="T2"> :</text:span></text:p>
            <text:p text:style-name="P7">1E. Penyewa membuat akun di sistem</text:p>
            <text:p text:style-name="P7">2E. Salah input Username atau Passwo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1:46:13.182562099</meta:creation-date>
    <dc:date>2024-05-04T13:48:03.194594106</dc:date>
    <meta:editing-duration>PT13M2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8" meta:word-count="130" meta:character-count="816" meta:non-whitespace-character-count="710"/>
  </office:meta>
</office:document-meta>
</file>